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699cm" fo:margin-left="0.116cm" fo:margin-right="0.185cm" table:align="margins" style:writing-mode="lr-tb"/>
    </style:style>
    <style:style style:name="Tabla17.A" style:family="table-column">
      <style:table-column-properties style:column-width="16.69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699cm" fo:margin-left="0.116cm" fo:margin-right="0.185cm" table:align="margins" style:writing-mode="lr-tb"/>
    </style:style>
    <style:style style:name="Tabla18.A" style:family="table-column">
      <style:table-column-properties style:column-width="16.699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699cm" fo:margin-left="0.116cm" fo:margin-right="0.185cm" table:align="margins" style:writing-mode="lr-tb"/>
    </style:style>
    <style:style style:name="Tabla19.A" style:family="table-column">
      <style:table-column-properties style:column-width="16.699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699cm" fo:margin-left="0.116cm" fo:margin-right="0.185cm" table:align="margins" style:writing-mode="lr-tb"/>
    </style:style>
    <style:style style:name="Tabla20.A" style:family="table-column">
      <style:table-column-properties style:column-width="16.699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3.969cm"/>
    </style:style>
    <style:style style:name="Tabla21.B" style:family="table-column">
      <style:table-column-properties style:column-width="3.096cm"/>
    </style:style>
    <style:style style:name="Tabla21.C" style:family="table-column">
      <style:table-column-properties style:column-width="3.134cm"/>
    </style:style>
    <style:style style:name="Tabla21.D" style:family="table-column">
      <style:table-column-properties style:column-width="3.401cm"/>
    </style:style>
    <style:style style:name="Tabla21.E" style:family="table-column">
      <style:table-column-properties style:column-width="3.413cm"/>
    </style:style>
    <style:style style:name="Tabla21.A1" style:family="table-cell" style:data-style-name="N10100">
      <style:table-cell-properties fo:background-color="#004a4a" fo:padding="0cm" fo:border="none">
        <style:background-image/>
      </style:table-cell-properties>
    </style:style>
    <style:style style:name="Tabla21.B2" style:family="table-cell" style:data-style-name="N10000">
      <style:table-cell-properties fo:background-color="#198a8a" fo:padding="0cm" fo:border="none">
        <style:background-image/>
      </style:table-cell-properties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GF. IES Haría</text:p>
      <text:p text:style-name="P1">UT2. Actividad 6</text:p>
      <text:h text:style-name="P17" text:outline-level="4"><text:span text:style-name="Source_20_Text"><text:span text:style-name="T2">Preguntas. Control de acceso en el entorno físico</text:span></text:span></text:h>
      <text:p text:style-name="P3"><text:span text:style-name="Source_20_Text"><text:span text:style-name="T3">Investiga y contesta</text:span></text:span></text:p>
      <text:p text:style-name="P3"><text:span text:style-name="Source_20_Text"><text:span text:style-name="T1">1. Investiga y después responde. Los teclados para insertar un PIN o clave numérica por sus características y fragilidad solamente pueden instalarse en el interior del edificio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2. Cuál es el costo de un lector de teclado sencillo y el de un lector de tarjetas de proximidad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3. ¿De qué tipo son las tarjetas que utilizan actualmente los cajeros automáticos de los bancos y cajas de ahorro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4. Llaves electrónicas de contacto (touch memories) ¿En qué consisten?</text:span></text:span></text:p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4"><text:span text:style-name="Source_20_Text"><text:span text:style-name="T1">¿Qué ventajas ofrecen?</text:span></text:span>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4"><text:span text:style-name="Source_20_Text"><text:span text:style-name="T1">¿Cómo se utilizan?</text:span></text:span></text:p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4"><text:span text:style-name="Source_20_Text"><text:span text:style-name="T1">¿Qué configuraciones y restricciones se les pueden poner?</text:span></text:span></text:p>
      <text:p text:style-name="P4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4"><text:span text:style-name="Source_20_Text"><text:span text:style-name="T1">En cuanto a la forma de usarse. ¿En qué se diferencia de una tarjeta de prosimidad?</text:span>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>Inserta una imagen en la que se muestre una touch memory y una cerradura para touch memory</text:span></text:span></text:p>
      <text:p text:style-name="P4"/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5. Investiga qué es una tarjeta neutra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6. En qué consiste la tecnología Palm Secure</text:span>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7. Puede un DNI digital suplantar nuestra identidad y nuestra personalidad jurídica.</text:span>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8. Investiga qué es el Eurodac</text:span></text:span>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9. ¿Cuál fue el primer país en utilizar la identificación de recien nacidos mediante la impresión en papel de los datos de pies y manos?</text:span>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10. Marca en cada casilla que indicadores cumple cada una de las características que hay en la primera columna</text:span></text:span></text:p>
      <text:p text:style-name="P4"><text:span text:style-name="Source_20_Text"><text:span text:style-name="T1"/>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row>
          <table:table-cell table:style-name="Tabla21.A1">
            <text:p text:style-name="P15"/>
          </table:table-cell>
          <table:table-cell table:style-name="Tabla21.A1" office:value-type="float" office:value="0">
            <text:p text:style-name="P16">Universalidad</text:p>
          </table:table-cell>
          <table:table-cell table:style-name="Tabla21.A1" office:value-type="float" office:value="0">
            <text:p text:style-name="P16">Unicidad</text:p>
          </table:table-cell>
          <table:table-cell table:style-name="Tabla21.A1" office:value-type="float" office:value="0">
            <text:p text:style-name="P16">Permanencia</text:p>
          </table:table-cell>
          <table:table-cell table:style-name="Tabla21.A1" office:value-type="float" office:value="0">
            <text:p text:style-name="P16">Cuantificación</text:p>
          </table:table-cell>
        </table:table-row>
        <table:table-row>
          <table:table-cell table:style-name="Tabla21.A1" office:value-type="float" office:value="0">
            <text:p text:style-name="P13">Huella dactilar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Calor corporal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Distancia entre pupilas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Estatura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Color del cabello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Peso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Color del esmalte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ADN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Huella palmar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Forma de andar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Forma de la nariz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  <table:table-row>
          <table:table-cell table:style-name="Tabla21.A1" office:value-type="float" office:value="0">
            <text:p text:style-name="P13">Iris</text:p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  <table:table-cell table:style-name="Tabla21.B2">
            <text:p text:style-name="P1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11. ¿Cuál es el único sistema biométrico que puede utilizarse a distancia, es decir, sin que la persona esté presente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16T05:26:02</dc:date>
    <meta:editing-duration>PT1H4M20S</meta:editing-duration>
    <meta:editing-cycles>22</meta:editing-cycles>
    <meta:generator>LibreOffice/3.5$Linux_x86 LibreOffice_project/350m1$Build-2</meta:generator>
    <dc:creator>ivan </dc:creator>
    <meta:document-statistic meta:table-count="16" meta:image-count="0" meta:object-count="0" meta:page-count="2" meta:paragraph-count="36" meta:word-count="268" meta:character-count="1582" meta:non-whitespace-character-count="1350"/>
  </office:meta>
</office:document-meta>
</file>